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office:font-face-decls>
  <office:automatic-styles>
    <style:style style:name="P1" style:family="paragraph" style:parent-style-name="Standard">
      <style:text-properties officeooo:rsid="000a6da9" officeooo:paragraph-rsid="000b94ec"/>
    </style:style>
    <style:style style:name="P2" style:family="paragraph" style:parent-style-name="Standard">
      <style:text-properties officeooo:rsid="000a6da9" officeooo:paragraph-rsid="000c267b"/>
    </style:style>
    <style:style style:name="P3" style:family="paragraph" style:parent-style-name="Standard">
      <style:text-properties officeooo:rsid="000b94ec" officeooo:paragraph-rsid="000b94ec"/>
    </style:style>
    <style:style style:name="P4" style:family="paragraph" style:parent-style-name="Standard">
      <style:text-properties officeooo:rsid="000cc730" officeooo:paragraph-rsid="000cc730"/>
    </style:style>
    <style:style style:name="P5" style:family="paragraph" style:parent-style-name="Standard">
      <style:text-properties officeooo:rsid="000da722" officeooo:paragraph-rsid="000da722"/>
    </style:style>
    <style:style style:name="P6" style:family="paragraph" style:parent-style-name="Text_20_body">
      <style:text-properties fo:font-variant="normal" fo:text-transform="none" fo:color="#000000" loext:opacity="100%" fo:letter-spacing="normal" officeooo:rsid="000cc730" officeooo:paragraph-rsid="000cc730"/>
    </style:style>
    <style:style style:name="P7" style:family="paragraph" style:parent-style-name="Text_20_body">
      <style:paragraph-properties fo:margin-left="0in" fo:margin-right="0in" fo:orphans="2" fo:widows="2" fo:text-indent="0in" style:auto-text-indent="false"/>
      <style:text-properties fo:font-variant="normal" fo:text-transform="none" fo:color="#000000" loext:opacity="100%" fo:letter-spacing="normal"/>
    </style:style>
    <style:style style:name="P8" style:family="paragraph" style:parent-style-name="Text_20_body">
      <style:paragraph-properties fo:margin-left="0in" fo:margin-right="0in" fo:orphans="2" fo:widows="2" fo:text-indent="0in" style:auto-text-indent="false"/>
      <style:text-properties fo:font-variant="normal" fo:text-transform="none" fo:color="#000000" loext:opacity="100%" style:font-name="Times New Roman" fo:font-size="14pt" fo:letter-spacing="normal" fo:font-style="normal" fo:font-weight="normal"/>
    </style:style>
    <style:style style:name="P9" style:family="paragraph" style:parent-style-name="Text_20_body">
      <style:paragraph-properties fo:margin-left="0in" fo:margin-right="0in" fo:orphans="2" fo:widows="2" fo:text-indent="0in" style:auto-text-indent="false"/>
      <style:text-properties fo:font-variant="normal" fo:text-transform="none" fo:color="#000000" loext:opacity="100%" style:font-name="Times New Roman" fo:font-size="14pt" fo:letter-spacing="normal" fo:font-style="normal" fo:font-weight="normal" officeooo:paragraph-rsid="001159f8"/>
    </style:style>
    <style:style style:name="P10" style:family="paragraph" style:parent-style-name="Text_20_body">
      <style:paragraph-properties fo:margin-left="0in" fo:margin-right="0in" fo:orphans="2" fo:widows="2" fo:text-indent="0in" style:auto-text-indent="false"/>
      <style:text-properties fo:font-variant="normal" fo:text-transform="none" fo:color="#000000" loext:opacity="100%" style:font-name="Times New Roman" fo:font-size="14pt" fo:letter-spacing="normal" fo:font-style="normal" fo:font-weight="normal" officeooo:rsid="000da722" officeooo:paragraph-rsid="001159f8"/>
    </style:style>
    <style:style style:name="P11" style:family="paragraph" style:parent-style-name="Text_20_body">
      <style:paragraph-properties fo:margin-left="0in" fo:margin-right="0in" fo:orphans="2" fo:widows="2" fo:text-indent="0in" style:auto-text-indent="false"/>
      <style:text-properties fo:font-variant="normal" fo:text-transform="none" fo:color="#000000" loext:opacity="100%" style:font-name="Times New Roman" fo:font-size="14pt" fo:letter-spacing="normal" fo:font-style="normal" fo:font-weight="normal"/>
    </style:style>
    <style:style style:name="P12" style:family="paragraph" style:parent-style-name="Text_20_body">
      <style:paragraph-properties fo:margin-left="0in" fo:margin-right="0in" fo:orphans="2" fo:widows="2" fo:text-indent="0in" style:auto-text-indent="false"/>
      <style:text-properties fo:font-variant="normal" fo:text-transform="none" fo:color="#000000" loext:opacity="100%" style:font-name="Times New Roman" fo:font-size="14pt" fo:letter-spacing="normal" fo:font-style="normal" fo:font-weight="normal" officeooo:rsid="0013ddd8" officeooo:paragraph-rsid="0013ddd8"/>
    </style:style>
    <style:style style:name="T1" style:family="text">
      <style:text-properties officeooo:rsid="000b94ec"/>
    </style:style>
    <style:style style:name="T2" style:family="text">
      <style:text-properties officeooo:rsid="000c267b"/>
    </style:style>
    <style:style style:name="T3" style:family="text">
      <style:text-properties style:font-name="Times New Roman" fo:font-size="14pt" fo:font-style="normal" fo:font-weight="normal"/>
    </style:style>
    <style:style style:name="T4" style:family="text">
      <style:text-properties officeooo:rsid="001159f8"/>
    </style:style>
    <style:style style:name="T5" style:family="text">
      <style:text-properties fo:color="#c9211e"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QUOTES FROM DISSERTATION</text:p>
      <text:p text:style-name="P5"/>
      <text:p text:style-name="P5"/>
      <text:p text:style-name="P5">p. 63 Expectation States Theory - status</text:p>
      <text:p text:style-name="P5"/>
      <text:p text:style-name="P5">p. 65 The meaning of EST; E-state structuralism: A Theoretical Method</text:p>
      <text:p text:style-name="P5"/>
      <text:p text:style-name="P5">p. 68 Status Characteristics Theory</text:p>
      <text:p text:style-name="P5"/>
      <text:p text:style-name="P5">p. 69 Definition of expectation state</text:p>
      <text:p text:style-name="P5"/>
      <text:p text:style-name="P5">p. 76 ES computed based on:</text:p>
      <text:p text:style-name="P5"><text:tab/>(1) Delta(task-external status of actors a and d)</text:p>
      <text:p text:style-name="P5"><text:tab/>(2) A behavior by a or d</text:p>
      <text:p text:style-name="P5"><text:s/></text:p>
      <text:p text:style-name="P5"><text:s/>p. 77 (See Table 6.1)</text:p>
      <text:p text:style-name="P5"><text:tab/> <text:s text:c="8"/>Actor<text:tab/><text:tab/>Symbolized</text:p>
      <text:p text:style-name="P5"><text:tab/>taking P granting P<text:tab/></text:p>
      <text:p text:style-name="P5"><text:tab/> <text:s text:c="4"/>w<text:tab/>d<text:tab/> <text:s text:c="4"/>wPd</text:p>
      <text:p text:style-name="P5"><text:tab/> <text:s text:c="4"/>a<text:tab/>d<text:tab/> <text:s text:c="4"/>aPd</text:p>
      <text:p text:style-name="P5"><text:tab/> <text:s text:c="4"/>d<text:tab/>z<text:tab/> <text:s text:c="4"/>dPz</text:p>
      <text:p text:style-name="P5"/>
      <text:p text:style-name="P5">aex+ = sum over all +paths</text:p>
      <text:p text:style-name="P5">aex- <text:s/>= sum over all – paths</text:p>
      <text:p text:style-name="P5">See Appendix C of dissertation</text:p>
      <text:p text:style-name="P5"/>
      <text:p text:style-name="P5">p 78 The aggregate expectation state of a at t1 shapes the decision of a concerning which actor to address at time t2 </text:p>
      <text:p text:style-name="P5"/>
      <text:p text:style-name="P5">p. 79-80 “Whereas communicative actions are observable and precedence relations are inferrable on the basis of observable behavior, the effect of each is mediated by unobserved/unobservable aggregate expectation states.”</text:p>
      <text:p text:style-name="P5"/>
      <text:p text:style-name="P5">Axioms …</text:p>
      <text:p text:style-name="P5"/>
      <text:p text:style-name="P5">p. 81</text:p>
      <text:p text:style-name="P5"/>
      <text:p text:style-name="P5">p. 85 task-internal status vs task-external status</text:p>
      <text:p text:style-name="P5"/>
      <text:p text:style-name="P5">p. 127-130</text:p>
      <text:p text:style-name="P5"/>
      <text:p text:style-name="P5">See JASSS paper</text:p>
      <text:p text:style-name="P9">==============================================================</text:p>
      <text:p text:style-name="P9">WHAT ARE THE MOVES WHICH THE TEAM MEMBERS MAKE?</text:p>
      <text:p text:style-name="P10"><text:soft-page-break/>That source participant S with the largest ESTATE at time t makes a contribution at that time, addresses a target participant T. [OR IS IT THE PAIR THAT GETS SELECTED?] If the S has a larger ESTATE than T, a precedence tie forms between S and T which endures for the duration of the meeting.</text:p>
      <text:p text:style-name="P5"/>
      <text:p text:style-name="P5">=========================================================================</text:p>
      <text:p text:style-name="P1"/>
      <text:p text:style-name="P1">Hammerechts and Kavadias (2017) use agent-based simulation to describe certain kinds of human interdependence. In particular, they operationalize the effects of power in the computational framework provided by NetLogo. They conclude that “ABM can grasp the social interactions that are important from a figurational perspective on social life,” a perspective initially expressed by the <text:span text:style-name="T1">sociologist Norbert Elias. </text:span></text:p>
      <text:p text:style-name="P1"/>
      <text:p text:style-name="P3">References</text:p>
      <text:p text:style-name="P1"/>
      <text:p text:style-name="P2"><text:span text:style-name="T1">Hemmerechts K, Kavadias D and Vicente N. Sociological Research Online </text:span><text:span text:style-name="T2">22(4</text:span><text:span text:style-name="T1">): </text:span><text:span text:style-name="T2">1</text:span><text:span text:style-name="T1">-</text:span><text:span text:style-name="T2">27</text:span><text:span text:style-name="T1">. Available at: </text:span><text:a xlink:type="simple" xlink:href="http://wwww.socresonline.org.uk/" text:style-name="Internet_20_link" text:visited-style-name="Visited_20_Internet_20_Link"><text:span text:style-name="T1">http://wwww.socresonline.org.uk/</text:span></text:a></text:p>
      <text:p text:style-name="P2"/>
      <text:p text:style-name="P4">QUOTES FROM ELIAS <text:span text:style-name="T4">WHAT is Sociology:</text:span></text:p>
      <text:p text:style-name="P4"/>
      <text:p text:style-name="P6">… <text:span text:style-name="T3">the more closely integrated are the components of a composite unit, or in other words the higher the degree of their functional interdependence, the less possible it is to explain the properties of the latter [the composite unit] only in terms of the former [the components of the composite unit]. It becomes more necessary not just to explore a composite unit in terms of its component parts, but also to explore the way in which these individual components are bonded to each other so as to form a composite unit. The study of the configuration of the parts, or in other words the structure [emphasis added] of the component unit, becomes a study in its own right. p. 72</text:span></text:p>
      <text:p text:style-name="P8">We say that a person possesses great power, as if power were a thing he carried about in his pocket. This use of the word is a relic of magico-mythical ideas. Power is not an amulet possessed by one person and not another; it is a structural [<text:span text:style-name="T5">emphasis added</text:span>] characteristic of all human relationships. p. 74</text:p>
      <text:p text:style-name="P8">In order to use model of game contests to bring a series of power figurations into close focus, the concept of ‘power ratios’ is replaced here by the term ‘relative strength of the players’. p. 75</text:p>
      <text:p text:style-name="P8"/>
      <text:p text:style-name="P8"/>
      <text:p text:style-name="P12"><text:soft-page-break/>[<text:span text:style-name="T5">EState functions as an indicator of relative strength</text:span>]</text:p>
      <text:p text:style-name="P8">Fierce antagonists, …, perform a function for each other, because the interdependence of human beings due to their hostility is no less a functional relations than that due to their position as friends, allies, and specialists bonded to each other through the division of labour. Their function for each other is in the last resort based on the compulsion they exert over each other by reason of their interdependence. p. 77</text:p>
      <text:p text:style-name="P8">People or groups which have functions for each other exercise constraint over each other. p. 78</text:p>
      <text:p text:style-name="P7">… <text:span text:style-name="T3">[the outcome] which comes about entirely as a result of the interweaving of the individual moves of many [participants], takes a course which none of the individual [participants] … has planned, determined or anticipated. p. 95</text:span></text:p>
      <text:p text:style-name="P8">********************************************************************</text:p>
      <text:p text:style-name="P8"/>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12T13:36:49.812000000</dc:date>
    <meta:editing-duration>P1DT12H54M42S</meta:editing-duration>
    <meta:editing-cycles>8</meta:editing-cycles>
    <meta:generator>LibreOffice/7.3.1.3$Windows_X86_64 LibreOffice_project/a69ca51ded25f3eefd52d7bf9a5fad8c90b87951</meta:generator>
    <meta:print-date>2022-04-30T13:52:49.102000000</meta:print-date>
    <meta:document-statistic meta:table-count="0" meta:image-count="0" meta:object-count="0" meta:page-count="3" meta:paragraph-count="41" meta:word-count="648" meta:character-count="4051" meta:non-whitespace-character-count="3389"/>
  </office:meta>
</office:document-meta>
</file>